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70000009692BE8D55A904C8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6cm" fo:margin-left="0cm" fo:margin-right="0cm" fo:margin-top="0cm" fo:margin-bottom="0cm" table:align="margins" style:writing-mode="lr-tb"/>
    </style:style>
    <style:style style:name="Tableau2.A" style:family="table-column">
      <style:table-column-properties style:column-width="19.6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fo:font-size="26pt" officeooo:paragraph-rsid="00d6e2af" style:font-size-asian="26pt" style:font-size-complex="2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139d6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0dfc691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0e26f76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092d9a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0dfc691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0dfc691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6pt" officeooo:paragraph-rsid="00dfc691" style:font-size-asian="6pt" style:font-size-complex="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6pt" officeooo:paragraph-rsid="00e26f76" style:font-size-asian="6pt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6pt" officeooo:paragraph-rsid="01092d9a" style:font-size-asian="6pt" style:font-size-complex="6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6pt" officeooo:paragraph-rsid="010c64b1" style:font-size-asian="6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6pt" officeooo:paragraph-rsid="01139d6f" style:font-size-asian="6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dfc691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0438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56ce1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e26f76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10549da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108d50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1092d9a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15cfe49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0dfc691" style:font-size-asian="12pt" style:font-style-asian="italic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2pt" officeooo:paragraph-rsid="00e26f76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0e26f76" style:font-size-asian="4pt" style:font-weight-asian="bold" style:font-size-complex="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8pt" officeooo:paragraph-rsid="00dfc691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8pt" officeooo:paragraph-rsid="00e26f76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0dfc691" style:font-size-asian="8pt" style:font-weight-asian="bold" style:font-size-complex="8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0e26f76" style:font-size-asian="10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0e26f76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0549da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0c64b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092d9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0e26f7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0c64b1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officeooo:paragraph-rsid="00dfc691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fcdcc1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fe025d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officeooo:paragraph-rsid="00fe025d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style:font-weight-asian="bold" style:font-weight-complex="bold"/>
    </style:style>
    <style:style style:name="P40" style:family="paragraph" style:parent-style-name="Standard">
      <style:text-properties fo:color="#ffffff" fo:font-weight="bold" officeooo:rsid="00c9029c" officeooo:paragraph-rsid="00fcdcc1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ffff" fo:font-weight="bold" officeooo:rsid="00c9029c" officeooo:paragraph-rsid="00fcdcc1" style:font-weight-asian="bold" style:font-weight-complex="bold"/>
    </style:style>
    <style:style style:name="P42" style:family="paragraph" style:parent-style-name="Standard">
      <style:text-properties officeooo:paragraph-rsid="00e26f76"/>
    </style:style>
    <style:style style:name="P43" style:family="paragraph" style:parent-style-name="Standard">
      <style:text-properties fo:color="#000000" style:font-name="Droid Sans" fo:font-size="10pt" officeooo:paragraph-rsid="00fcdcc1" style:font-size-asian="10pt" style:font-size-complex="12pt"/>
    </style:style>
    <style:style style:name="P44" style:family="paragraph" style:parent-style-name="Standard">
      <style:text-properties fo:color="#000000" style:font-name="Droid Sans" fo:font-size="10pt" officeooo:rsid="00c9029c" officeooo:paragraph-rsid="00fcdcc1" style:font-size-asian="10pt" style:font-size-complex="12pt"/>
    </style:style>
    <style:style style:name="P45" style:family="paragraph" style:parent-style-name="Standard">
      <style:text-properties officeooo:paragraph-rsid="01139d6f"/>
    </style:style>
    <style:style style:name="P46" style:family="paragraph" style:parent-style-name="Standard">
      <style:paragraph-properties fo:margin-top="0cm" fo:margin-bottom="0.212cm" loext:contextual-spacing="false" fo:line-height="100%"/>
      <style:text-properties fo:font-size="12pt" officeooo:paragraph-rsid="01109f16" style:font-size-asian="12pt" style:font-size-complex="12pt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109f16" style:font-size-asian="12pt" style:font-weight-asian="bold" style:font-name-complex="Calibri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109f16" style:font-size-asian="12pt" style:font-weight-asian="bold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0e26f76" style:font-size-asian="10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0549da" style:font-size-asian="10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0e26f76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0549da" style:font-name-asian="Wingdings" style:font-size-asian="12pt" style:font-name-complex="Wingdings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0dfc691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dfc691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0dfc691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0dfc691" style:font-size-complex="10.5pt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0dfc691" style:font-size-complex="10.5pt"/>
    </style:style>
    <style:style style:name="P58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0e26f76" style:font-size-asian="10pt" style:font-size-complex="12pt"/>
    </style:style>
    <style:style style:name="P59" style:family="paragraph" style:parent-style-name="Text_20_body">
      <style:text-properties officeooo:paragraph-rsid="00dfc691"/>
    </style:style>
    <style:style style:name="P60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e26f7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83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84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85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87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88" style:family="paragraph" style:parent-style-name="Standard">
      <style:text-properties fo:color="#000000" style:font-name="Droid Sans" fo:font-size="10pt" officeooo:rsid="00c9029c" officeooo:paragraph-rsid="0161b58b" style:font-size-asian="10pt" style:font-size-complex="12pt"/>
    </style:style>
    <style:style style:name="P89" style:family="paragraph" style:parent-style-name="Standard">
      <style:text-properties fo:color="#000000" style:font-name="Droid Sans" fo:font-size="10pt" officeooo:paragraph-rsid="0161b58b" style:font-size-asian="10pt" style:font-size-complex="12pt"/>
    </style:style>
    <style:style style:name="P90" style:family="paragraph" style:parent-style-name="Standard">
      <style:text-properties officeooo:paragraph-rsid="0161b58b"/>
    </style:style>
    <style:style style:name="P91" style:family="paragraph" style:parent-style-name="Standard">
      <style:text-properties officeooo:paragraph-rsid="016386c0"/>
    </style:style>
    <style:style style:name="P9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9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161b58b" style:font-size-complex="10.5pt"/>
    </style:style>
    <style:style style:name="P96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161b58b" style:font-size-asian="10pt" style:font-size-complex="12pt"/>
    </style:style>
    <style:style style:name="P102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103" style:family="paragraph" style:parent-style-name="Text_20_body">
      <style:text-properties officeooo:paragraph-rsid="0161b58b"/>
    </style:style>
    <style:style style:name="P10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105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106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107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108" style:family="paragraph" style:parent-style-name="Frame_20_contents">
      <style:text-properties officeooo:paragraph-rsid="0161b58b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color="#000000" style:font-name="Droid Sans" fo:font-size="10pt" officeooo:rsid="016386c0" style:font-size-asian="10pt" style:font-size-complex="12pt"/>
    </style:style>
    <style:style style:name="T4" style:family="text">
      <style:text-properties fo:color="#000000" style:font-name="Droid Sans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5" style:family="text">
      <style:text-properties fo:color="#000000" style:font-name="Liberation Serif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6" style:family="text">
      <style:text-properties fo:font-variant="normal" fo:text-transform="none" fo:letter-spacing="normal" fo:font-style="normal" fo:font-weight="bold"/>
    </style:style>
    <style:style style:name="T7" style:family="text">
      <style:text-properties fo:font-variant="normal" fo:text-transform="none" fo:letter-spacing="normal" fo:font-style="normal" fo:font-weight="bold" officeooo:rsid="00107046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1139d6f"/>
    </style:style>
    <style:style style:name="T10" style:family="text">
      <style:text-properties fo:font-variant="normal" fo:text-transform="none" fo:letter-spacing="normal" fo:font-style="normal" fo:font-weight="normal" officeooo:rsid="00107046"/>
    </style:style>
    <style:style style:name="T11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5" style:family="text">
      <style:text-properties officeooo:rsid="00c888c8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109f16" style:font-weight-asian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style:font-name="Liberation Serif" fo:font-size="12pt" fo:font-weight="normal" officeooo:rsid="015cfe4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7"><text:span text:style-name="T7">Nom :</text:span><text:span text:style-name="T10"> ${employe_prenom} <text:line-break/></text:span><text:span text:style-name="T6">Prénom :</text:span><text:span text:style-name="T8"> </text:span><text:span text:style-name="T9">${employe_nom}<text:line-break/></text:span><text:span text:style-name="T6">Service :</text:span><text:span text:style-name="T8"> </text:span><text:span text:style-name="T9">${formulaire_service}<text:line-break/></text:span><text:span text:style-name="T6">Poste occupé :</text:span><text:span text:style-name="T8"> </text:span><text:span text:style-name="T9">${formulaire_poste}<text:line-break/></text:span><text:span text:style-name="T6">Date d'entrée dans l'entreprise : </text:span><text:span text:style-name="T9">${formulaire_dateEntreeEntreprise}<text:line-break/></text:span><text:span text:style-name="T6">Diplômes : </text:span><text:span text:style-name="T11">${formulaire_diplomes}</text:span></text:p>
          </table:table-cell>
          <table:table-cell table:style-name="Tableau1.B1" office:value-type="string">
            <text:p text:style-name="P102"><text:span text:style-name="T12">Responsable hiérarchique :</text:span><text:span text:style-name="T13"> </text:span><text:span text:style-name="T14">${formulaire_responsable}<text:line-break/></text:span><text:span text:style-name="T12">Entretien mené par :</text:span><text:span text:style-name="T13"> </text:span><text:span text:style-name="T14">${formulaire_menePar}<text:line-break/></text:span><text:span text:style-name="T12">Date de l'entretien :</text:span><text:span text:style-name="T13"> </text:span><text:span text:style-name="T14">${date}<text:line-break/></text:span><text:span text:style-name="T12">Date du précédent entretien :</text:span><text:span text:style-name="T13"> </text:span><text:span text:style-name="T14">${formulaire_datePrecedentEntretien}</text:span></text:p>
          </table:table-cell>
        </table:table-row>
      </table:table>
      <text:p text:style-name="P65"/>
      <text:p text:style-name="P6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0">Le poste de travail</text:p>
            <text:p text:style-name="P75"/>
            <text:p text:style-name="P90"><text:span text:style-name="T28">Ancienneté dans le poste actuel</text:span> : <text:span text:style-name="T2">${formulaire_anciennete}</text:span> <text:s text:c="11"/></text:p>
            <text:p text:style-name="P91"><text:span text:style-name="T28">Evolutions et changements depuis le dernier entretien professionnel</text:span> :<text:span text:style-name="T2"> </text:span><text:span text:style-name="T3">${evolutionDepuisDernierEntretien}</text:span></text:p>
          </table:table-cell>
        </table:table-row>
      </table:table>
      <text:p text:style-name="P75"/>
      <text:p text:style-name="P7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1">Bilan des formations effectuées</text:p>
            <text:p text:style-name="P103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92">Formation</text:p>
                </table:table-cell>
                <table:table-cell table:style-name="Tableau4.A1" office:value-type="string">
                  <text:p text:style-name="P92">Date</text:p>
                </table:table-cell>
                <table:table-cell table:style-name="Tableau4.C1" office:value-type="string">
                  <text:p text:style-name="P93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108"><text:span text:style-name="Source_20_Text"><text:span text:style-name="T31"><text:text-input text:description="lkjnb">@before-row[#list appreciationsSessionFormation as d]</text:text-input></text:span></text:span><text:span text:style-name="Source_20_Text"><text:span text:style-name="T31"><text:text-input text:description="">${d.libelleFormation}</text:text-input></text:span></text:span><text:span text:style-name="T31"><text:text-input text:description="">@after-row[/#list]</text:text-input></text:span></text:p>
                </table:table-cell>
                <table:table-cell table:style-name="Tableau4.B2" office:value-type="string">
                  <text:p text:style-name="P94"><text:text-input text:description="">${d.dateFormation}</text:text-input></text:p>
                </table:table-cell>
                <table:table-cell table:style-name="Tableau4.C2" office:value-type="string">
                  <text:p text:style-name="P95"><text:text-input text:description="">${d.valeur}</text:text-input></text:p>
                </table:table-cell>
              </table:table-row>
            </table:table>
            <text:p text:style-name="P105">[#else]<text:span text:style-name="T30">Aucune formation à évaluer sur la période.</text:span>[/#if]</text:p>
            <text:p text:style-name="P61"><text:span text:style-name="T21">Commentaires</text:span><text:span text:style-name="T19"> : </text:span>[#if commentaireBilanFormation??]${commentaireBilanFormation}[/#if]</text:p>
            <text:p text:style-name="P63"/>
          </table:table-cell>
        </table:table-row>
      </table:table>
      <text:p text:style-name="P75"/>
      <text:p text:style-name="P7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71">Projet professionnel</text:p>
            <text:p text:style-name="P76"/>
            <text:p text:style-name="P62"><text:span text:style-name="T25">Evolutions souhaitées par le salarié </text:span><text:span text:style-name="T26">dans son emploi actuel</text:span><text:span text:style-name="T18"> : </text:span><text:span text:style-name="T2">${evolutionSouhaiteeDansEmploiActuel}</text:span></text:p>
            <text:p text:style-name="P68"/>
            <text:p text:style-name="P62"><text:span text:style-name="T24">Evolution vers un nouvel emploi</text:span><text:span text:style-name="T18"> : </text:span><text:span text:style-name="T2">${evolutionSouhaiteeDansNouvelEmploi}</text:span></text:p>
            <text:p text:style-name="P62"><text:span text:style-name="T22">A quelle échéance ?</text:span><text:span text:style-name="T18"> </text:span><text:span text:style-name="T2">${echeance}</text:span></text:p>
            <text:p text:style-name="P67"/>
            <text:p text:style-name="P62"><text:span text:style-name="T24">Point des compétences nécessaires aux évolutions prévues</text:span><text:span text:style-name="T18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77">Compétences acquises</text:p>
                </table:table-cell>
                <table:table-cell table:style-name="Tableau6.B1" office:value-type="string">
                  <text:p text:style-name="P96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97">${evolutionSouhaiteeCompetencesAcquises}</text:p>
                  <text:p text:style-name="P98"/>
                  <text:p text:style-name="P78"/>
                </table:table-cell>
                <table:table-cell table:style-name="Tableau6.B2" office:value-type="string">
                  <text:p text:style-name="P101">${evolutionSouhaiteeCompetencesRequises}</text:p>
                </table:table-cell>
              </table:table-row>
            </table:table>
            <text:p text:style-name="P64"/>
            <text:p text:style-name="P62"><text:span text:style-name="T24">Moyens de réalisation définis par le salarié</text:span><text:span text:style-name="T18"> : </text:span><text:span text:style-name="T2">${evolutionSouhaiteeMoyensRealisation}</text:span></text:p>
          </table:table-cell>
        </table:table-row>
      </table:table>
      <text:p text:style-name="P90"/>
      <table:table table:name="Tableau7" table:style-name="Tableau7">
        <table:table-column table:style-name="Tableau7.A"/>
        <text:soft-page-break/>
        <table:table-row table:style-name="Tableau7.1">
          <table:table-cell table:style-name="Tableau7.A1" office:value-type="string">
            <text:p text:style-name="P100">Formation professionnelle</text:p>
            <text:p text:style-name="P73"/>
            <text:p text:style-name="P61"><text:span text:style-name="T24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87">Souhait du salarié</text:p>
                </table:table-cell>
                <table:table-cell table:style-name="Tableau8.B1" office:value-type="string">
                  <text:p text:style-name="P86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89"><text:span text:style-name="T15"><text:text-input text:description="">@before-row[#list souhaitsFormationSalarie as d]</text:text-input></text:span><text:span text:style-name="T15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88">${d.avisEvaluateur}</text:p>
                </table:table-cell>
              </table:table-row>
            </table:table>
            <text:p text:style-name="P104"><text:author-name text:fixed="false"/>[#else]<text:span text:style-name="T20">Aucun souhait n'a été émis par le salarié.</text:span>[/#if]</text:p>
            <text:p text:style-name="P61"><text:span text:style-name="T24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106">Souhait du salarié</text:p>
                </table:table-cell>
              </table:table-row>
              <table:table-row table:style-name="Tableau9.2">
                <table:table-cell table:style-name="Tableau9.A2" office:value-type="string">
                  <text:p text:style-name="P105"><text:span text:style-name="Source_20_Text"><text:span text:style-name="T2"><text:text-input text:description="lkjnb">@before-row[#list souhaitsFormationEvaluateur as d]</text:text-input></text:span></text:span><text:span text:style-name="T2"><text:text-input text:description="">${d.texte}</text:text-input></text:span><text:span text:style-name="T2"><text:text-input text:description="">@after-row[/#list]</text:text-input></text:span></text:p>
                </table:table-cell>
              </table:table-row>
            </table:table>
            <text:p text:style-name="P104">[#else]<text:span text:style-name="T23">Aucun souhait de l'évaluateur.</text:span>[/#if]</text:p>
            <text:p text:style-name="P61"><text:span text:style-name="T24">Autres actions de développement des compétences envisagées</text:span><text:span text:style-name="T18"> (tutorat, accompagnement,…) : </text:span><text:span text:style-name="T2">${autresActionsDeveloppementCompetences}</text:span></text:p>
          </table:table-cell>
        </table:table-row>
      </table:table>
      <text:p text:style-name="P90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1">Perspectives d’évolution professionnelle</text:p>
            <text:p text:style-name="P78"/>
            <text:p text:style-name="P62"><text:span text:style-name="T24">Quelle est l’évolution prévisible de la fonction occupée <text:s/>d’ici 2 ans ?</text:span><text:span text:style-name="T18"> </text:span><text:span text:style-name="T2">${perspectivesEvolutionProfessionnelle}</text:span></text:p>
            <text:p text:style-name="P97"/>
            <text:p text:style-name="P69"/>
            <text:p text:style-name="P62"><text:span text:style-name="T24">Quelles sont les compétences associées à cette évolution à acquérir ou à développer pour le salarié ? </text:span><text:span text:style-name="T32">${perspectivesEvolutionProfessionnelleCompetencesAssociees}</text:span></text:p>
            <text:p text:style-name="P99"/>
            <text:p text:style-name="P62"><text:span text:style-name="T24">Le ou les projet(s) professionnel(s) est-il (sont-ils) en adéquation avec les besoins futurs de l’entreprise ?</text:span>${adequationProjetProBesoinsEntreprise} : ${adequationProjetProBesoinsEntrepriseCommentaire}</text:p>
            <text:p text:style-name="P75"/>
          </table:table-cell>
        </table:table-row>
      </table:table>
      <text:p text:style-name="P74"/>
      <text:p text:style-name="P79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62"><text:span text:style-name="T16">Plans d’action </text:span><text:span text:style-name="T17">RH</text:span><text:span text:style-name="T16"> :</text:span></text:p>
            <text:p text:style-name="P72"/>
            <text:p text:style-name="P62"><text:span text:style-name="T5">Souhait de rencontrer le service ressources humaines pour une évocation du projet professionnel </text:span><text:span text:style-name="T4">:</text:span> ${rencontreRh} : ${rencontreRhCommentaire}</text:p>
            <text:p text:style-name="P75"/>
          </table:table-cell>
        </table:table-row>
      </table:table>
      <text:p text:style-name="P81"/>
      <text:p text:style-name="P81"/>
      <text:p text:style-name="P80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2">Synthèse de l'entretien :</text:p>
            <text:p text:style-name="P90">${synthese}</text:p>
            <text:p text:style-name="P75"/>
          </table:table-cell>
        </table:table-row>
      </table:table>
      <text:p text:style-name="P80"/>
      <text:p text:style-name="P84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3">Signature du <text:s/>salarié<text:tab/></text:p>
            <text:p text:style-name="P103">${employe_prenom} ${employe_nom}</text:p>
          </table:table-cell>
          <table:table-cell table:style-name="Tableau13.A1" office:value-type="string">
            <text:p text:style-name="P85"><text:span text:style-name="T27">Signature du Chargé de </text:span><text:span text:style-name="T29">l'entretien </text:span></text:p>
            <text:p text:style-name="P90">[#if meneur??]${meneur.prenom} ${meneur.nom}[/#if]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26pt" officeooo:paragraph-rsid="00d6e2af" style:font-size-asian="26pt" style:font-size-complex="26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48cm" svg:y="-0.298cm" svg:width="3.224cm" svg:height="2.431cm" draw:z-index="1"><draw:image xlink:href="Pictures/10000201000000C70000009692BE8D55A904C866.png" xlink:type="simple" xlink:show="embed" xlink:actuate="onLoad"/></draw:frame>Entretien Professionnel<text:tab/><text:tab/><text:tab/><text:tab/></text:p>
      </style:header>
      <style:footer>
        <text:p text:style-name="MP2"><text:span text:style-name="MT1">Page </text:span><text:page-number text:select-page="current">1</text:page-number> / <text:page-count>2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6-27T23:52:25.468000000</dc:date>
    <meta:editing-duration>PT11H29M43S</meta:editing-duration>
    <meta:editing-cycles>346</meta:editing-cycles>
    <meta:generator>LibreOffice/5.0.6.3$Windows_x86 LibreOffice_project/490fc03b25318460cfc54456516ea2519c11d1aa</meta:generator>
    <meta:document-statistic meta:table-count="13" meta:image-count="1" meta:object-count="0" meta:page-count="2" meta:paragraph-count="52" meta:word-count="327" meta:character-count="2984" meta:non-whitespace-character-count="2718"/>
  </office:meta>
</office:document-meta>
</file>